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7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388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433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3">
      <style:graphic-properties draw:fill="none" draw:stroke="solid" svg:stroke-width="0.00694in" svg:stroke-color="#4472c4" draw:marker-end="a552" svg:stroke-opacity="100%" draw:stroke-linejoin="miter" svg:stroke-linecap="butt"/>
    </style:style>
    <style:style style:family="graphic" style:name="a554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5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5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57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58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0694in" svg:stroke-color="#4472c4" draw:marker-end="a559" svg:stroke-opacity="100%" draw:stroke-linejoin="miter" svg:stroke-linecap="butt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4">
      <style:graphic-properties draw:fill="none" draw:stroke="solid" svg:stroke-width="0.00694in" svg:stroke-color="#4472c4" draw:marker-end="a613" svg:stroke-opacity="100%" draw:stroke-linejoin="miter" svg:stroke-linecap="butt"/>
    </style:style>
    <style:style style:family="graphic" style:name="a61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1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1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18">
      <style:graphic-properties draw:fill="none" draw:stroke="solid" svg:stroke-width="0.00694in" svg:stroke-color="#5b9bd5" svg:stroke-opacity="100%" draw:stroke-linejoin="miter" svg:stroke-linecap="butt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337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9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1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4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517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6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1-title-Diapositiva-titolo" presentation:presentation-page-layout-name="Master1-PPL1" draw:id="Slide-256">
        <draw:connector draw:type="standard" svg:x1="7.20401in" svg:y1="6.44278in" draw:start-shape="id63" draw:start-glue-point="1" svg:x2="9.32774in" svg:y2="6.43999in" draw:end-shape="id64" draw:end-glue-point="3" draw:id="id65" draw:style-name="a336" draw:name="Elbow Connector 6">
          <svg:title/>
          <svg:desc/>
        </draw:connector>
        <draw:connector draw:type="standard" svg:x1="9.97866in" svg:y1="6.43999in" draw:start-shape="id64" draw:start-glue-point="1" svg:x2="11.468in" svg:y2="6.43484in" draw:end-shape="id66" draw:end-glue-point="3" draw:id="id67" draw:style-name="a337" draw:name="Elbow Connector 10">
          <svg:title/>
          <svg:desc/>
        </draw:connector>
        <draw:frame draw:id="id68" draw:style-name="a340" draw:name="TextBox 13" svg:x="10.42854in" svg:y="6.11176in" svg:width="0.56133in" svg:height="0.40391in">
          <draw:text-box>
            <text:p text:style-name="a339" text:class-names="" text:cond-style-name=""><text:span text:style-name="a338" text:class-names="">0:N</text:span></text:p>
          </draw:text-box>
          <svg:title/>
          <svg:desc/>
        </draw:frame>
        <draw:custom-shape svg:x="9.32774in" svg:y="6.15841in" svg:width="0.65092in" svg:height="0.56316in" draw:id="id64" draw:style-name="a343" draw:name="Diamond 15">
          <svg:title/>
          <svg:desc/>
          <text:p text:style-name="a342" text:class-names="" text:cond-style-name=""><text:span text:style-name="a341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frame draw:id="id69" draw:style-name="a347" draw:name="TextBox 21" svg:x="8.34801in" svg:y="6.11176in" svg:width="0.56133in" svg:height="0.40391in">
          <draw:text-box>
            <text:p text:style-name="a346" text:class-names="" text:cond-style-name=""><text:span text:style-name="a344" text:class-names="">0</text:span><text:span text:style-name="a345" text:class-names="">:N</text:span></text:p>
          </draw:text-box>
          <svg:title/>
          <svg:desc/>
        </draw:frame>
        <draw:frame draw:id="id70" draw:style-name="a357" draw:name="TextBox 23" svg:x="5.1292in" svg:y="6.48051in" svg:width="1.48934in" svg:height="1.04342in">
          <draw:text-box>
            <text:p text:style-name="a350" text:class-names="" text:cond-style-name=""><text:span text:style-name="a348" text:class-names="">ID</text:span><text:span text:style-name="a349" text:class-names=""/></text:p>
            <text:p text:style-name="a352" text:class-names="" text:cond-style-name=""><text:span text:style-name="a351" text:class-names="">Name</text:span></text:p>
            <text:p text:style-name="a354" text:class-names="" text:cond-style-name=""><text:span text:style-name="a353" text:class-names="">Validity period</text:span></text:p>
            <text:p text:style-name="a356" text:class-names="" text:cond-style-name=""><text:span text:style-name="a355" text:class-names="">Monthly fee</text:span></text:p>
          </draw:text-box>
          <svg:title/>
          <svg:desc/>
        </draw:frame>
        <draw:custom-shape svg:x="5.44612in" svg:y="6.12173in" svg:width="1.75789in" svg:height="0.64211in" draw:id="id63" draw:style-name="a362" draw:name="Rectangle 16">
          <svg:title/>
          <svg:desc/>
          <text:p text:style-name="a359" text:class-names="" text:cond-style-name=""><text:span text:style-name="a358" text:class-names="">Service</text:span></text:p>
          <text:p text:style-name="a361" text:class-names="" text:cond-style-name=""><text:span text:style-name="a360" text:class-names="">Packag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234in" svg:y="3.80628in" svg:width="1.41077in" svg:height="0.64211in" draw:id="id71" draw:style-name="a365" draw:name="Rectangle 17">
          <svg:title/>
          <svg:desc/>
          <text:p text:style-name="a364" text:class-names="" text:cond-style-name=""><text:span text:style-name="a363" text:class-names="">Ord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6.65234in" svg:y1="5.7918in" draw:start-shape="id72" draw:start-glue-point="2" svg:x2="5.99513in" svg:y2="5.79445in" draw:end-shape="id63" draw:end-glue-point="0" draw:id="id73" draw:style-name="a366" draw:transform="translate(-6.32374in -5.79312in) rotate(-4.71239) translate(6.32374in 5.79312in)" draw:name="Elbow Connector 32">
          <svg:title/>
          <svg:desc/>
        </draw:connector>
        <draw:custom-shape svg:x="5.99695in" svg:y="4.90136in" svg:width="0.65092in" svg:height="0.56316in" draw:id="id72" draw:style-name="a369" draw:name="Diamond 34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onnector draw:type="standard" svg:x1="6.55208in" svg:y1="4.67806in" draw:start-shape="id72" draw:start-glue-point="0" svg:x2="6.09911in" svg:y2="4.67169in" draw:end-shape="id71" draw:end-glue-point="2" draw:id="id74" draw:style-name="a370" draw:transform="translate(-6.3256in -4.67487in) rotate(-1.5708) translate(6.3256in 4.67487in)" draw:name="Elbow Connector 37">
          <svg:title/>
          <svg:desc/>
        </draw:connector>
        <draw:frame draw:id="id75" draw:style-name="a376" draw:name="TextBox 39" svg:x="6.25939in" svg:y="4.5045in" svg:width="0.52627in" svg:height="0.40391in">
          <draw:text-box>
            <text:p text:style-name="a375" text:class-names="" text:cond-style-name=""><text:span text:style-name="a371" text:class-names="">1</text:span><text:span text:style-name="a372" text:class-names="">:</text:span><text:span text:style-name="a373" text:class-names="">1</text:span><text:span text:style-name="a374" text:class-names=""/></text:p>
          </draw:text-box>
          <svg:title/>
          <svg:desc/>
        </draw:frame>
        <draw:frame draw:id="id76" draw:style-name="a379" draw:name="TextBox 40" svg:x="6.25593in" svg:y="5.56338in" svg:width="0.56133in" svg:height="0.40391in">
          <draw:text-box>
            <text:p text:style-name="a378" text:class-names="" text:cond-style-name=""><text:span text:style-name="a377" text:class-names="">0:N</text:span></text:p>
          </draw:text-box>
          <svg:title/>
          <svg:desc/>
        </draw:frame>
        <draw:custom-shape svg:x="9.00285in" svg:y="2.67019in" svg:width="1.24452in" svg:height="0.64211in" draw:id="id77" draw:style-name="a383" draw:name="Rectangle 41">
          <svg:title/>
          <svg:desc/>
          <text:p text:style-name="a382" text:class-names="" text:cond-style-name=""><text:span text:style-name="a380" text:class-names="">Customer</text:span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0202in" svg:y="2.91666in" svg:width="0.65092in" svg:height="0.56316in" draw:id="id78" draw:style-name="a386" draw:name="Diamond 42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onnector draw:type="line" svg:x1="6.65294in" svg:y1="3.19824in" draw:start-shape="id78" draw:start-glue-point="1" svg:x2="9.00099in" svg:y2="3.19824in" draw:id="id79" draw:style-name="a387" draw:name="Straight Connector 48">
          <svg:title/>
          <svg:desc/>
        </draw:connector>
        <draw:connector draw:type="line" svg:x1="6.32748in" svg:y1="3.47982in" draw:start-shape="id78" draw:start-glue-point="2" svg:x2="6.32878in" svg:y2="3.80628in" draw:end-shape="id71" draw:end-glue-point="0" draw:id="id80" draw:style-name="a388" draw:name="Straight Arrow Connector 50">
          <svg:title/>
          <svg:desc/>
        </draw:connector>
        <draw:frame draw:id="id81" draw:style-name="a391" draw:name="TextBox 51" svg:x="6.6804in" svg:y="2.85582in" svg:width="0.56133in" svg:height="0.40391in">
          <draw:text-box>
            <text:p text:style-name="a390" text:class-names="" text:cond-style-name=""><text:span text:style-name="a389" text:class-names="">0:N</text:span></text:p>
          </draw:text-box>
          <svg:title/>
          <svg:desc/>
        </draw:frame>
        <draw:frame draw:id="id82" draw:style-name="a397" draw:name="TextBox 52" svg:x="5.89621in" svg:y="3.41969in" svg:width="0.52627in" svg:height="0.40391in">
          <draw:text-box>
            <text:p text:style-name="a396" text:class-names="" text:cond-style-name=""><text:span text:style-name="a392" text:class-names="">1</text:span><text:span text:style-name="a393" text:class-names="">:</text:span><text:span text:style-name="a394" text:class-names="">1</text:span><text:span text:style-name="a395" text:class-names=""/></text:p>
          </draw:text-box>
          <svg:title/>
          <svg:desc/>
        </draw:frame>
        <draw:frame draw:id="id83" draw:style-name="a403" draw:name="TextBox 54" svg:x="8.74453in" svg:y="2.1671in" svg:width="1.09794in" svg:height="0.5722in">
          <draw:text-box>
            <text:p text:style-name="a399" text:class-names="" text:cond-style-name=""><text:span text:style-name="a398" text:class-names="">mail</text:span></text:p>
            <text:p text:style-name="a402" text:class-names="" text:cond-style-name=""><text:span text:style-name="a400" text:class-names="">insolvent</text:span><text:span text:style-name="a401" text:class-names=""/></text:p>
          </draw:text-box>
          <svg:title/>
          <svg:desc/>
        </draw:frame>
        <draw:custom-shape svg:x="11.468in" svg:y="6.11379in" svg:width="1.75789in" svg:height="0.64211in" draw:id="id66" draw:style-name="a410" draw:name="Rectangle 16">
          <svg:title/>
          <svg:desc/>
          <text:p text:style-name="a405" text:class-names="" text:cond-style-name=""><text:span text:style-name="a404" text:class-names="">Optional</text:span></text:p>
          <text:p text:style-name="a409" text:class-names="" text:cond-style-name=""><text:span text:style-name="a406" text:class-names="">P</text:span><text:span text:style-name="a407" text:class-names="">roduct</text:span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7313in" svg:y="0.16621in" svg:width="1.50631in" svg:height="0.93025in" draw:id="id84" draw:style-name="a418" draw:name="Rectangle 41">
          <svg:title/>
          <svg:desc/>
          <text:p text:style-name="a412" text:class-names="" text:cond-style-name=""><text:span text:style-name="a411" text:class-names="">Service</text:span></text:p>
          <text:p text:style-name="a415" text:class-names="" text:cond-style-name=""><text:span text:style-name="a413" text:class-names="">Activatio</text:span><text:span text:style-name="a414" text:class-names="">n</text:span></text:p>
          <text:p text:style-name="a417" text:class-names="" text:cond-style-name=""><text:span text:style-name="a416" text:class-names="">Schedu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4184in" svg:y="0.04687in" svg:width="1.75789in" svg:height="1.16893in" draw:id="id85" draw:style-name="a421" draw:name="Rectangle 41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428" draw:name="TextBox 54" svg:x="8.35224in" svg:y="0.58448in" svg:width="1.72272in" svg:height="0.80781in">
          <draw:text-box>
            <text:p text:style-name="a423" text:class-names="" text:cond-style-name=""><text:span text:style-name="a422" text:class-names="">ID</text:span></text:p>
            <text:p text:style-name="a425" text:class-names="" text:cond-style-name=""><text:span text:style-name="a424" text:class-names="">Activation Date</text:span></text:p>
            <text:p text:style-name="a427" text:class-names="" text:cond-style-name=""><text:span text:style-name="a426" text:class-names="">Deactivation Date</text:span></text:p>
          </draw:text-box>
          <svg:title/>
          <svg:desc/>
        </draw:frame>
        <draw:custom-shape svg:x="12.01293in" svg:y="0.34975in" svg:width="0.65092in" svg:height="0.56316in" draw:id="id87" draw:style-name="a431" draw:name="Diamond 15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onnector draw:type="standard" svg:x1="14.94311in" svg:y1="3.50907in" draw:start-shape="id87" draw:start-glue-point="2" svg:x2="9.74223in" svg:y2="3.51763in" draw:end-shape="id66" draw:end-glue-point="0" draw:id="id88" draw:style-name="a432" draw:transform="translate(-12.34267in -3.51335in) rotate(-4.71239) translate(12.34267in 3.51335in)" draw:name="Elbow Connector 10">
          <svg:title/>
          <svg:desc/>
        </draw:connector>
        <draw:connector draw:type="standard" svg:x1="8.39973in" svg:y1="0.63133in" draw:start-shape="id85" draw:start-glue-point="1" svg:x2="12.01293in" svg:y2="0.63133in" draw:end-shape="id87" draw:end-glue-point="3" draw:id="id89" draw:style-name="a433" draw:name="Elbow Connector 10">
          <svg:title/>
          <svg:desc/>
        </draw:connector>
        <draw:frame draw:id="id90" draw:style-name="a447" draw:name="TextBox 54" svg:x="7.04564in" svg:y="3.70379in" svg:width="1.72272in" svg:height="1.51465in">
          <draw:text-box>
            <text:p text:style-name="a435" text:class-names="" text:cond-style-name=""><text:span text:style-name="a434" text:class-names="">ID</text:span></text:p>
            <text:p text:style-name="a437" text:class-names="" text:cond-style-name=""><text:span text:style-name="a436" text:class-names="">Date</text:span></text:p>
            <text:p text:style-name="a439" text:class-names="" text:cond-style-name=""><text:span text:style-name="a438" text:class-names="">Hour</text:span></text:p>
            <text:p text:style-name="a441" text:class-names="" text:cond-style-name=""><text:span text:style-name="a440" text:class-names="">State</text:span></text:p>
            <text:p text:style-name="a443" text:class-names="" text:cond-style-name=""><text:span text:style-name="a442" text:class-names="">Total value</text:span></text:p>
            <text:p text:style-name="a446" text:class-names="" text:cond-style-name=""><text:span text:style-name="a444" text:class-names="">Sub Date</text:span><text:span text:style-name="a445" text:class-names=""/></text:p>
          </draw:text-box>
          <svg:title/>
          <svg:desc/>
        </draw:frame>
        <draw:frame draw:id="id91" draw:style-name="a457" draw:name="TextBox 23" svg:x="11.09629in" svg:y="6.48276in" svg:width="1.48934in" svg:height="1.04342in">
          <draw:text-box>
            <text:p text:style-name="a449" text:class-names="" text:cond-style-name=""><text:span text:style-name="a448" text:class-names="">ID</text:span></text:p>
            <text:p text:style-name="a452" text:class-names="" text:cond-style-name=""><text:span text:style-name="a450" text:class-names="">nam</text:span><text:span text:style-name="a451" text:class-names="">e</text:span></text:p>
            <text:p text:style-name="a454" text:class-names="" text:cond-style-name=""><text:span text:style-name="a453" text:class-names="">validity period</text:span></text:p>
            <text:p text:style-name="a456" text:class-names="" text:cond-style-name=""><text:span text:style-name="a455" text:class-names="">Monthly fee</text:span></text:p>
          </draw:text-box>
          <svg:title/>
          <svg:desc/>
        </draw:frame>
        <draw:frame draw:id="id92" draw:style-name="a460" draw:name="TextBox 13" svg:x="12.30497in" svg:y="5.22237in" svg:width="0.56133in" svg:height="0.40391in">
          <draw:text-box>
            <text:p text:style-name="a459" text:class-names="" text:cond-style-name=""><text:span text:style-name="a458" text:class-names="">0:N</text:span></text:p>
          </draw:text-box>
          <svg:title/>
          <svg:desc/>
        </draw:frame>
        <draw:frame draw:id="id93" draw:style-name="a463" draw:name="TextBox 13" svg:x="10.14931in" svg:y="0.75085in" svg:width="0.56133in" svg:height="0.40391in">
          <draw:text-box>
            <text:p text:style-name="a462" text:class-names="" text:cond-style-name=""><text:span text:style-name="a461" text:class-names="">0:N</text:span></text:p>
          </draw:text-box>
          <svg:title/>
          <svg:desc/>
        </draw:frame>
        <draw:custom-shape svg:x="7.19436in" svg:y="1.77896in" svg:width="0.65092in" svg:height="0.56316in" draw:id="id94" draw:style-name="a466" draw:name="Diamond 42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frame draw:id="id95" draw:style-name="a469" draw:name="TextBox 51" svg:x="7.47767in" svg:y="2.52684in" svg:width="0.56133in" svg:height="0.40391in">
          <draw:text-box>
            <text:p text:style-name="a468" text:class-names="" text:cond-style-name=""><text:span text:style-name="a467" text:class-names="">0:N</text:span></text:p>
          </draw:text-box>
          <svg:title/>
          <svg:desc/>
        </draw:frame>
        <draw:frame draw:id="id96" draw:style-name="a475" draw:name="TextBox 52" svg:x="7.45212in" svg:y="1.34351in" svg:width="0.52627in" svg:height="0.40391in">
          <draw:text-box>
            <text:p text:style-name="a474" text:class-names="" text:cond-style-name=""><text:span text:style-name="a470" text:class-names="">1</text:span><text:span text:style-name="a471" text:class-names="">:</text:span><text:span text:style-name="a472" text:class-names="">1</text:span><text:span text:style-name="a473" text:class-names=""/></text:p>
          </draw:text-box>
          <svg:title/>
          <svg:desc/>
        </draw:frame>
        <draw:custom-shape svg:x="9.06367in" svg:y="5.02296in" svg:width="1.13591in" svg:height="0.61943in" draw:id="id97" draw:style-name="a479" draw:name="Rectangle 41">
          <svg:title/>
          <svg:desc/>
          <text:p text:style-name="a478" text:class-names="" text:cond-style-name=""><text:span text:style-name="a476" text:class-names="">Alert</text:span><text:span text:style-name="a4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3789in" svg:y="4.90136in" svg:width="1.37444in" svg:height="0.86697in" draw:id="id98" draw:style-name="a482" draw:name="Rectangle 41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493" draw:name="TextBox 54" svg:x="10.27635in" svg:y="4.81976in" svg:width="1.72272in" svg:height="1.04342in">
          <draw:text-box>
            <text:p text:style-name="a484" text:class-names="" text:cond-style-name=""><text:span text:style-name="a483" text:class-names="">ID</text:span></text:p>
            <text:p text:style-name="a487" text:class-names="" text:cond-style-name=""><text:span text:style-name="a485" text:class-names="">Mail</text:span><text:span text:style-name="a486" text:class-names=""/></text:p>
            <text:p text:style-name="a490" text:class-names="" text:cond-style-name=""><text:span text:style-name="a488" text:class-names="">Datetime</text:span><text:span text:style-name="a489" text:class-names=""/></text:p>
            <text:p text:style-name="a492" text:class-names="" text:cond-style-name=""><text:span text:style-name="a491" text:class-names="">amount</text:span></text:p>
          </draw:text-box>
          <svg:title/>
          <svg:desc/>
        </draw:frame>
        <draw:frame draw:id="id100" draw:style-name="a499" draw:name="TextBox 52" svg:x="9.11508in" svg:y="4.46308in" svg:width="0.52627in" svg:height="0.40391in">
          <draw:text-box>
            <text:p text:style-name="a498" text:class-names="" text:cond-style-name=""><text:span text:style-name="a494" text:class-names="">1</text:span><text:span text:style-name="a495" text:class-names="">:</text:span><text:span text:style-name="a496" text:class-names="">1</text:span><text:span text:style-name="a497" text:class-names=""/></text:p>
          </draw:text-box>
          <svg:title/>
          <svg:desc/>
        </draw:frame>
        <draw:custom-shape svg:x="9.30405in" svg:y="3.92077in" svg:width="0.65092in" svg:height="0.56316in" draw:id="id101" draw:style-name="a502" draw:name="Diamond 34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onnector draw:type="line" svg:x1="9.62951in" svg:y1="3.92077in" draw:start-shape="id101" draw:start-glue-point="0" svg:x2="9.62511in" svg:y2="3.3123in" draw:end-shape="id77" draw:end-glue-point="2" draw:id="id102" draw:style-name="a503" draw:name="Straight Connector 48">
          <svg:title/>
          <svg:desc/>
        </draw:connector>
        <draw:frame draw:id="id103" draw:style-name="a506" draw:name="TextBox 51" svg:x="9.07486in" svg:y="3.4771in" svg:width="0.56133in" svg:height="0.40391in">
          <draw:text-box>
            <text:p text:style-name="a505" text:class-names="" text:cond-style-name=""><text:span text:style-name="a504" text:class-names="">0:N</text:span></text:p>
          </draw:text-box>
          <svg:title/>
          <svg:desc/>
        </draw:frame>
        <draw:custom-shape svg:x="1.16954in" svg:y="2.6164in" svg:width="1.24452in" svg:height="0.64211in" draw:id="id104" draw:style-name="a510" draw:name="Rectangle 41">
          <svg:title/>
          <svg:desc/>
          <text:p text:style-name="a509" text:class-names="" text:cond-style-name=""><text:span text:style-name="a507" text:class-names="">Service</text:span><text:span text:style-name="a5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715in" svg:y="1.12034in" svg:width="0.65092in" svg:height="0.56316in" draw:id="id105" draw:style-name="a513" draw:name="Diamond 15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frame draw:id="id106" draw:style-name="a516" draw:name="TextBox 13" svg:x="1.31242in" svg:y="1.72929in" svg:width="0.56133in" svg:height="0.40391in">
          <draw:text-box>
            <text:p text:style-name="a515" text:class-names="" text:cond-style-name=""><text:span text:style-name="a514" text:class-names="">0:N</text:span></text:p>
          </draw:text-box>
          <svg:title/>
          <svg:desc/>
        </draw:frame>
        <draw:connector draw:type="standard" svg:x1="1.79918in" svg:y1="0.63713in" svg:x2="6.64184in" svg:y2="0.63133in" draw:end-shape="id85" draw:end-glue-point="3" draw:id="id107" draw:style-name="a517" draw:name="Elbow Connector 6">
          <svg:title/>
          <svg:desc/>
        </draw:connector>
        <draw:frame draw:id="id108" draw:style-name="a521" draw:name="TextBox 13" svg:x="1.25071in" svg:y="0.70548in" svg:width="0.56133in" svg:height="0.40391in">
          <draw:text-box>
            <text:p text:style-name="a520" text:class-names="" text:cond-style-name=""><text:span text:style-name="a518" text:class-names="">1</text:span><text:span text:style-name="a519" text:class-names="">:N</text:span></text:p>
          </draw:text-box>
          <svg:title/>
          <svg:desc/>
        </draw:frame>
        <draw:frame draw:id="id109" draw:style-name="a526" draw:name="TextBox 54" svg:x="0.61014in" svg:y="2.63318in" svg:width="1.72272in" svg:height="0.5722in">
          <draw:text-box>
            <text:p text:style-name="a523" text:class-names="" text:cond-style-name=""><text:span text:style-name="a522" text:class-names="">ID</text:span></text:p>
            <text:p text:style-name="a525" text:class-names="" text:cond-style-name=""><text:span text:style-name="a524" text:class-names="">Type</text:span></text:p>
          </draw:text-box>
          <svg:title/>
          <svg:desc/>
        </draw:frame>
        <draw:custom-shape svg:x="3.85696in" svg:y="2.66162in" svg:width="0.65092in" svg:height="0.56316in" draw:id="id110" draw:style-name="a529" draw:name="Diamond 15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onnector draw:type="standard" svg:x1="2.41406in" svg:y1="2.93746in" draw:start-shape="id104" draw:start-glue-point="1" svg:x2="3.85696in" svg:y2="2.9432in" draw:end-shape="id110" draw:end-glue-point="3" draw:id="id111" draw:style-name="a530" draw:name="Elbow Connector 6">
          <svg:title/>
          <svg:desc/>
        </draw:connector>
        <draw:connector draw:type="standard" svg:x1="4.50788in" svg:y1="2.9432in" draw:start-shape="id110" draw:start-glue-point="1" svg:x2="5.44612in" svg:y2="6.44278in" draw:end-shape="id63" draw:end-glue-point="3" draw:id="id112" draw:style-name="a531" draw:name="Elbow Connector 10">
          <svg:title/>
          <svg:desc/>
        </draw:connector>
        <draw:frame draw:id="id113" draw:style-name="a534" draw:name="TextBox 40" svg:x="2.57389in" svg:y="2.86923in" svg:width="0.56133in" svg:height="0.40391in">
          <draw:text-box>
            <text:p text:style-name="a533" text:class-names="" text:cond-style-name=""><text:span text:style-name="a532" text:class-names="">0:N</text:span></text:p>
          </draw:text-box>
          <svg:title/>
          <svg:desc/>
        </draw:frame>
        <draw:frame draw:id="id114" draw:style-name="a538" draw:name="TextBox 40" svg:x="4.9439in" svg:y="4.9725in" svg:width="0.56133in" svg:height="0.40391in">
          <draw:text-box>
            <text:p text:style-name="a537" text:class-names="" text:cond-style-name=""><text:span text:style-name="a535" text:class-names="">1</text:span><text:span text:style-name="a536" text:class-names="">:N</text:span></text:p>
          </draw:text-box>
          <svg:title/>
          <svg:desc/>
        </draw:frame>
        <draw:custom-shape svg:x="10.79724in" svg:y="2.65072in" svg:width="1.24452in" svg:height="0.64211in" draw:id="id115" draw:style-name="a542" draw:name="Rectangle 41">
          <svg:title/>
          <svg:desc/>
          <text:p text:style-name="a541" text:class-names="" text:cond-style-name=""><text:span text:style-name="a539" text:class-names="">Employee</text:span><text:span text:style-name="a5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90726in" svg:y="1.71343in" svg:width="1.24452in" svg:height="0.64211in" draw:id="id116" draw:style-name="a546" draw:name="Rectangle 41">
          <svg:title/>
          <svg:desc/>
          <text:p text:style-name="a545" text:class-names="" text:cond-style-name=""><text:span text:style-name="a543" text:class-names="">User</text:span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551" draw:name="TextBox 54" svg:x="11.1225in" svg:y="1.65463in" svg:width="1.09794in" svg:height="0.5722in">
          <draw:text-box>
            <text:p text:style-name="a548" text:class-names="" text:cond-style-name=""><text:span text:style-name="a547" text:class-names="">username</text:span></text:p>
            <text:p text:style-name="a550" text:class-names="" text:cond-style-name=""><text:span text:style-name="a549" text:class-names="">password</text:span></text:p>
          </draw:text-box>
          <svg:title/>
          <svg:desc/>
        </draw:frame>
        <draw:connector draw:type="line" svg:x1="10.52951in" svg:y1="2.55086in" svg:x2="10.52951in" svg:y2="2.35554in" draw:end-shape="id116" draw:end-glue-point="2" draw:id="id118" draw:style-name="a553" draw:name="Connettore 2 136">
          <svg:title/>
          <svg:desc/>
        </draw:connector>
        <draw:connector draw:type="line" svg:x1="9.62749in" svg:y1="2.54837in" svg:x2="11.42176in" svg:y2="2.54837in" draw:id="id119" draw:style-name="a554" draw:name="Connettore diritto 139">
          <svg:title/>
          <svg:desc/>
        </draw:connector>
        <draw:connector draw:type="line" svg:x1="11.4195in" svg:y1="2.5362in" svg:x2="11.4195in" svg:y2="2.65072in" draw:end-shape="id115" draw:end-glue-point="0" draw:id="id120" draw:style-name="a555" draw:name="Connettore diritto 142">
          <svg:title/>
          <svg:desc/>
        </draw:connector>
        <draw:connector draw:type="line" svg:x1="9.62511in" svg:y1="2.54387in" svg:x2="9.62511in" svg:y2="2.67019in" draw:end-shape="id77" draw:end-glue-point="0" draw:id="id121" draw:style-name="a556" draw:name="Connettore diritto 92">
          <svg:title/>
          <svg:desc/>
        </draw:connector>
        <draw:connector draw:type="standard" svg:x1="1.32793in" svg:y1="2.14737in" draw:start-shape="id105" draw:start-glue-point="2" svg:x2="2.26083in" svg:y2="2.15253in" draw:end-shape="id104" draw:end-glue-point="0" draw:id="id122" draw:style-name="a557" draw:transform="translate(-1.79438in -2.14995in) rotate(-1.5708) translate(1.79438in 2.14995in)" draw:name="Elbow Connector 10">
          <svg:title/>
          <svg:desc/>
        </draw:connector>
        <draw:connector draw:type="standard" svg:x1="9.4186in" svg:y1="4.69045in" draw:start-shape="id101" draw:start-glue-point="2" svg:x2="9.83602in" svg:y2="4.69485in" draw:end-shape="id98" draw:end-glue-point="0" draw:id="id123" draw:style-name="a558" draw:transform="translate(-9.62731in -4.69265in) rotate(-1.5708) translate(9.62731in 4.69265in)" draw:name="Elbow Connector 10">
          <svg:title/>
          <svg:desc/>
        </draw:connector>
        <draw:connector draw:type="line" svg:x1="1.7918in" svg:y1="3.80254in" svg:x2="1.7918in" svg:y2="3.25851in" draw:end-shape="id104" draw:end-glue-point="2" draw:id="id124" draw:style-name="a560" draw:name="Connettore 2 136">
          <svg:title/>
          <svg:desc/>
        </draw:connector>
        <draw:custom-shape svg:x="0.1375in" svg:y="4.37541in" svg:width="1.0316in" svg:height="0.64211in" draw:id="id125" draw:style-name="a566" draw:name="Rectangle 41">
          <svg:title/>
          <svg:desc/>
          <text:p text:style-name="a562" text:class-names="" text:cond-style-name=""><text:span text:style-name="a561" text:class-names="">Mobile</text:span></text:p>
          <text:p text:style-name="a565" text:class-names="" text:cond-style-name=""><text:span text:style-name="a563" text:class-names="">phone</text:span><text:span text:style-name="a5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7556in" svg:y="4.37541in" svg:width="1.0316in" svg:height="0.64211in" draw:id="id126" draw:style-name="a572" draw:name="Rectangle 41">
          <svg:title/>
          <svg:desc/>
          <text:p text:style-name="a568" text:class-names="" text:cond-style-name=""><text:span text:style-name="a567" text:class-names="">Fixed</text:span></text:p>
          <text:p text:style-name="a571" text:class-names="" text:cond-style-name=""><text:span text:style-name="a569" text:class-names="">phone</text:span><text:span text:style-name="a5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3371in" svg:y="4.41807in" svg:width="1.0316in" svg:height="0.64211in" draw:id="id127" draw:style-name="a578" draw:name="Rectangle 41">
          <svg:title/>
          <svg:desc/>
          <text:p text:style-name="a574" text:class-names="" text:cond-style-name=""><text:span text:style-name="a573" text:class-names="">Internet</text:span></text:p>
          <text:p text:style-name="a577" text:class-names="" text:cond-style-name=""><text:span text:style-name="a575" text:class-names="">Service</text:span><text:span text:style-name="a5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6533in" svg:y1="3.76645in" svg:x2="2.94951in" svg:y2="3.76645in" draw:id="id128" draw:style-name="a579" draw:name="Connettore diritto 139">
          <svg:title/>
          <svg:desc/>
        </draw:connector>
        <draw:connector draw:type="line" svg:x1="0.6533in" svg:y1="4.37541in" draw:start-shape="id125" draw:start-glue-point="0" svg:x2="0.6533in" svg:y2="3.76646in" draw:id="id129" draw:style-name="a580" draw:name="Straight Connector 48">
          <svg:title/>
          <svg:desc/>
        </draw:connector>
        <draw:connector draw:type="line" svg:x1="1.7949in" svg:y1="4.36819in" svg:x2="1.7949in" svg:y2="3.75924in" draw:id="id130" draw:style-name="a581" draw:name="Straight Connector 48">
          <svg:title/>
          <svg:desc/>
        </draw:connector>
        <draw:connector draw:type="line" svg:x1="2.94951in" svg:y1="4.41807in" draw:start-shape="id127" draw:start-glue-point="0" svg:x2="2.94951in" svg:y2="3.75924in" draw:id="id131" draw:style-name="a582" draw:name="Straight Connector 48">
          <svg:title/>
          <svg:desc/>
        </draw:connector>
        <draw:connector draw:type="standard" svg:x1="7.80188in" svg:y1="1.49786in" draw:start-shape="id94" draw:start-glue-point="0" svg:x2="7.23872in" svg:y2="1.4969in" draw:end-shape="id85" draw:end-glue-point="2" draw:id="id132" draw:style-name="a583" draw:transform="translate(-7.5203in -1.49738in) rotate(-1.5708) translate(7.5203in 1.49738in)" draw:name="Elbow Connector 37">
          <svg:title/>
          <svg:desc/>
        </draw:connector>
        <draw:connector draw:type="standard" svg:x1="7.51982in" svg:y1="2.34212in" draw:start-shape="id77" draw:start-glue-point="3" svg:x2="9.00285in" svg:y2="2.99124in" draw:end-shape="id94" draw:end-glue-point="2" draw:id="id133" draw:style-name="a584" draw:transform="translate(-8.26134in -2.66668in) rotate(-3.14159) translate(8.26134in 2.66668in)" draw:name="Elbow Connector 37">
          <svg:title/>
          <svg:desc/>
        </draw:connector>
        <draw:custom-shape svg:x="1.76914in" svg:y="5.3493in" svg:width="1.0316in" svg:height="0.64211in" draw:id="id134" draw:style-name="a590" draw:name="Rectangle 41">
          <svg:title/>
          <svg:desc/>
          <text:p text:style-name="a586" text:class-names="" text:cond-style-name=""><text:span text:style-name="a585" text:class-names="">Mobile</text:span></text:p>
          <text:p text:style-name="a589" text:class-names="" text:cond-style-name=""><text:span text:style-name="a587" text:class-names="">phone</text:span><text:span text:style-name="a5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463in" svg:y="5.3493in" svg:width="1.0316in" svg:height="0.64211in" draw:id="id135" draw:style-name="a596" draw:name="Rectangle 41">
          <svg:title/>
          <svg:desc/>
          <text:p text:style-name="a592" text:class-names="" text:cond-style-name=""><text:span text:style-name="a591" text:class-names="">Mobile</text:span></text:p>
          <text:p text:style-name="a595" text:class-names="" text:cond-style-name=""><text:span text:style-name="a593" text:class-names="">phone</text:span><text:span text:style-name="a5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style-name="a603" draw:name="TextBox 54" svg:x="3.45192in" svg:y="4.32892in" svg:width="1.72272in" svg:height="0.80781in">
          <draw:text-box>
            <text:p text:style-name="a598" text:class-names="" text:cond-style-name=""><text:span text:style-name="a597" text:class-names="">Type</text:span></text:p>
            <text:p text:style-name="a600" text:class-names="" text:cond-style-name=""><text:span text:style-name="a599" text:class-names="">Number of GB</text:span></text:p>
            <text:p text:style-name="a602" text:class-names="" text:cond-style-name=""><text:span text:style-name="a601" text:class-names="">Fee for GB</text:span></text:p>
          </draw:text-box>
          <svg:title/>
          <svg:desc/>
        </draw:frame>
        <draw:frame draw:id="id137" draw:style-name="a612" draw:name="TextBox 54" svg:x="0.02201in" svg:y="5.02824in" svg:width="1.72272in" svg:height="1.04342in">
          <draw:text-box>
            <text:p text:style-name="a605" text:class-names="" text:cond-style-name=""><text:span text:style-name="a604" text:class-names="">Minutes</text:span></text:p>
            <text:p text:style-name="a607" text:class-names="" text:cond-style-name=""><text:span text:style-name="a606" text:class-names="">Sms</text:span></text:p>
            <text:p text:style-name="a609" text:class-names="" text:cond-style-name=""><text:span text:style-name="a608" text:class-names="">Fee minutes</text:span></text:p>
            <text:p text:style-name="a611" text:class-names="" text:cond-style-name=""><text:span text:style-name="a610" text:class-names="">Fee sms</text:span></text:p>
          </draw:text-box>
          <svg:title/>
          <svg:desc/>
        </draw:frame>
        <draw:connector draw:type="line" svg:x1="3.02444in" svg:y1="5.24859in" svg:x2="3.02444in" svg:y2="5.05327in" draw:id="id138" draw:style-name="a614" draw:name="Connettore 2 136">
          <svg:title/>
          <svg:desc/>
        </draw:connector>
        <draw:connector draw:type="line" svg:x1="2.12242in" svg:y1="5.24611in" svg:x2="3.91669in" svg:y2="5.24611in" draw:id="id139" draw:style-name="a615" draw:name="Connettore diritto 139">
          <svg:title/>
          <svg:desc/>
        </draw:connector>
        <draw:connector draw:type="line" svg:x1="3.91443in" svg:y1="5.23393in" svg:x2="3.91443in" svg:y2="5.34845in" draw:id="id140" draw:style-name="a616" draw:name="Connettore diritto 142">
          <svg:title/>
          <svg:desc/>
        </draw:connector>
        <draw:connector draw:type="line" svg:x1="2.12004in" svg:y1="5.2416in" svg:x2="2.12004in" svg:y2="5.36793in" draw:id="id141" draw:style-name="a617" draw:name="Connettore diritto 239">
          <svg:title/>
          <svg:desc/>
        </draw:connector>
        <draw:connector draw:type="line" svg:x1="1.79696in" svg:y1="1.12034in" draw:start-shape="id105" draw:start-glue-point="0" svg:x2="1.8014in" svg:y2="0.63133in" draw:id="id142" draw:style-name="a618" draw:name="Straight Connector 48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13" svg:viewBox="0 0 20 30" svg:d="m10 0-10 30h20z"/>
    <draw:marker draw:name="a552" svg:viewBox="0 0 20 30" svg:d="m10 0-10 30h20z"/>
    <draw:marker draw:name="a55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3" draw:name="Segnaposto tito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Fare clic per modificare lo stile del titolo dello schema</text:span></text:p>
        </draw:text-box>
        <svg:title/>
        <svg:desc/>
      </draw:frame>
      <draw:frame draw:id="id1" presentation:style-name="a19" draw:name="Segnaposto tes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7/01/2022</text:date></text:span></text:p>
        </draw:text-box>
        <svg:title/>
        <svg:desc/>
      </draw:frame>
      <draw:frame draw:id="id3" presentation:style-name="a26" draw:name="Segnaposto piè di pa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titolo" style:page-layout-name="pageLayout1" draw:style-name="a30">
      <draw:frame draw:id="id5" presentation:style-name="a33" draw:name="Tito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Fare clic per modificare lo stile del titolo dello schema</text:span></text:p>
        </draw:text-box>
        <svg:title/>
        <svg:desc/>
      </draw:frame>
      <draw:frame draw:id="id6" presentation:style-name="a36" draw:name="Sottotito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Fare clic per modificare lo stile del sottotitolo dello schema</text:span></text:p>
        </draw:text-box>
        <svg:title/>
        <svg:desc/>
      </draw:frame>
      <draw:frame draw:id="id7" presentation:style-name="a40" draw:name="Segnaposto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7/01/2022</text:date></text:span></text:p>
        </draw:text-box>
        <svg:title/>
        <svg:desc/>
      </draw:frame>
      <draw:frame draw:id="id8" presentation:style-name="a43" draw:name="Segnaposto piè di pa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egnaposto numero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olo-e-contenuto" style:page-layout-name="pageLayout1" draw:style-name="a47">
      <draw:frame draw:id="id10" presentation:style-name="a50" draw:name="Tito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Fare clic per modificare lo stile del titolo dello schema</text:span></text:p>
        </draw:text-box>
        <svg:title/>
        <svg:desc/>
      </draw:frame>
      <draw:frame draw:id="id11" presentation:style-name="a66" draw:name="Segnaposto contenut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Fare clic per modificare gli stili del testo dello schema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o livello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Segnaposto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7/01/2022</text:date></text:span></text:p>
        </draw:text-box>
        <svg:title/>
        <svg:desc/>
      </draw:frame>
      <draw:frame draw:id="id13" presentation:style-name="a73" draw:name="Segnaposto piè di pa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egnaposto numero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Intestazione-sezione" style:page-layout-name="pageLayout1" draw:style-name="a77">
      <draw:frame draw:id="id15" presentation:style-name="a80" draw:name="Tito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Fare clic per modificare lo stile del titolo dello schema</text:span></text:p>
        </draw:text-box>
        <svg:title/>
        <svg:desc/>
      </draw:frame>
      <draw:frame draw:id="id16" presentation:style-name="a84" draw:name="Segnaposto tes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Fare clic per modificare gli stili del testo dello schema</text:span></text:p>
            </text:list-item>
          </text:list>
        </draw:text-box>
        <svg:title/>
        <svg:desc/>
      </draw:frame>
      <draw:frame draw:id="id17" presentation:style-name="a88" draw:name="Segnaposto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7/01/2022</text:date></text:span></text:p>
        </draw:text-box>
        <svg:title/>
        <svg:desc/>
      </draw:frame>
      <draw:frame draw:id="id18" presentation:style-name="a91" draw:name="Segnaposto piè di pa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egnaposto numero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ue-contenuti" style:page-layout-name="pageLayout1" draw:style-name="a95">
      <draw:frame draw:id="id20" presentation:style-name="a98" draw:name="Tito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Fare clic per modificare lo stile del titolo dello schema</text:span></text:p>
        </draw:text-box>
        <svg:title/>
        <svg:desc/>
      </draw:frame>
      <draw:frame draw:id="id21" presentation:style-name="a114" draw:name="Segnaposto contenut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Fare clic per modificare gli stili del testo dello schema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o livello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Segnaposto contenut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are clic per modificare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Segnaposto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7/01/2022</text:date></text:span></text:p>
        </draw:text-box>
        <svg:title/>
        <svg:desc/>
      </draw:frame>
      <draw:frame draw:id="id24" presentation:style-name="a137" draw:name="Segnaposto piè di pagin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egnaposto numero diapositiv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nfronto" style:page-layout-name="pageLayout1" draw:style-name="a141">
      <draw:frame draw:id="id26" presentation:style-name="a144" draw:name="Tito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Fare clic per modificare lo stile del titolo dello schema</text:span></text:p>
        </draw:text-box>
        <svg:title/>
        <svg:desc/>
      </draw:frame>
      <draw:frame draw:id="id27" presentation:style-name="a148" draw:name="Segnaposto tes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Fare clic per modificare gli stili del testo dello schema</text:span></text:p>
            </text:list-item>
          </text:list>
        </draw:text-box>
        <svg:title/>
        <svg:desc/>
      </draw:frame>
      <draw:frame draw:id="id28" presentation:style-name="a164" draw:name="Segnaposto contenut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Fare clic per modificare gli stili del testo dello schema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o livello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Segnaposto tes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Fare clic per modificare gli stili del testo dello schema</text:span></text:p>
            </text:list-item>
          </text:list>
        </draw:text-box>
        <svg:title/>
        <svg:desc/>
      </draw:frame>
      <draw:frame draw:id="id30" presentation:style-name="a184" draw:name="Segnaposto contenut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Fare clic per modificare gli stili del testo dello schema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o livello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Segnaposto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7/01/2022</text:date></text:span></text:p>
        </draw:text-box>
        <svg:title/>
        <svg:desc/>
      </draw:frame>
      <draw:frame draw:id="id32" presentation:style-name="a191" draw:name="Segnaposto piè di pagin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egnaposto numero diapositiv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titolo" style:page-layout-name="pageLayout1" draw:style-name="a195">
      <draw:frame draw:id="id34" presentation:style-name="a198" draw:name="Tito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Fare clic per modificare lo stile del titolo dello schema</text:span></text:p>
        </draw:text-box>
        <svg:title/>
        <svg:desc/>
      </draw:frame>
      <draw:frame draw:id="id35" presentation:style-name="a202" draw:name="Segnaposto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7/01/2022</text:date></text:span></text:p>
        </draw:text-box>
        <svg:title/>
        <svg:desc/>
      </draw:frame>
      <draw:frame draw:id="id36" presentation:style-name="a205" draw:name="Segnaposto piè di pagin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egnaposto numero diapositiv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uota" style:page-layout-name="pageLayout1" draw:style-name="a209">
      <draw:frame draw:id="id38" presentation:style-name="a213" draw:name="Segnaposto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7/01/2022</text:date></text:span></text:p>
        </draw:text-box>
        <svg:title/>
        <svg:desc/>
      </draw:frame>
      <draw:frame draw:id="id39" presentation:style-name="a216" draw:name="Segnaposto piè di pagin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egnaposto numero diapositiv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to-con-didascalia" style:page-layout-name="pageLayout1" draw:style-name="a220">
      <draw:frame draw:id="id41" presentation:style-name="a223" draw:name="Tito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Fare clic per modificare lo stile del titolo dello schema</text:span></text:p>
        </draw:text-box>
        <svg:title/>
        <svg:desc/>
      </draw:frame>
      <draw:frame draw:id="id42" presentation:style-name="a239" draw:name="Segnaposto contenut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Fare clic per modificare gli stili del testo dello schema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o livello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Segnaposto tes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Fare clic per modificare gli stili del testo dello schema</text:span></text:p>
            </text:list-item>
          </text:list>
        </draw:text-box>
        <svg:title/>
        <svg:desc/>
      </draw:frame>
      <draw:frame draw:id="id44" presentation:style-name="a247" draw:name="Segnaposto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7/01/2022</text:date></text:span></text:p>
        </draw:text-box>
        <svg:title/>
        <svg:desc/>
      </draw:frame>
      <draw:frame draw:id="id45" presentation:style-name="a250" draw:name="Segnaposto piè di pagin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egnaposto numero diapositiv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magine-con-didascalia" style:page-layout-name="pageLayout1" draw:style-name="a254">
      <draw:frame draw:id="id47" presentation:style-name="a257" draw:name="Tito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Fare clic per modificare lo stile del titolo dello schema</text:span></text:p>
        </draw:text-box>
        <svg:title/>
        <svg:desc/>
      </draw:frame>
      <draw:frame draw:id="id48" presentation:style-name="a260" draw:name="Segnaposto immagine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Segnaposto tes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268" draw:name="Segnaposto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7/01/2022</text:date></text:span></text:p>
        </draw:text-box>
        <svg:title/>
        <svg:desc/>
      </draw:frame>
      <draw:frame draw:id="id51" presentation:style-name="a271" draw:name="Segnaposto piè di pa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egnaposto numero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olo-e-testo-verticale" style:page-layout-name="pageLayout1" draw:style-name="a275">
      <draw:frame draw:id="id53" presentation:style-name="a278" draw:name="Tito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Fare clic per modificare lo stile del titolo dello schema</text:span></text:p>
        </draw:text-box>
        <svg:title/>
        <svg:desc/>
      </draw:frame>
      <draw:frame draw:id="id54" presentation:style-name="a294" draw:name="Segnaposto testo verticale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Fare clic per modificare gli stili del testo dello schema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o livello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Segnaposto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7/01/2022</text:date></text:span></text:p>
        </draw:text-box>
        <svg:title/>
        <svg:desc/>
      </draw:frame>
      <draw:frame draw:id="id56" presentation:style-name="a301" draw:name="Segnaposto piè di pa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egnaposto numero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1_Titolo-e-testo-verticale" style:page-layout-name="pageLayout1" draw:style-name="a305">
      <draw:frame draw:id="id58" presentation:style-name="a308" draw:name="Titolo vertica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Fare clic per modificare lo stile del titolo dello schema</text:span></text:p>
        </draw:text-box>
        <svg:title/>
        <svg:desc/>
      </draw:frame>
      <draw:frame draw:id="id59" presentation:style-name="a324" draw:name="Segnaposto testo verticale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Fare clic per modificare gli stili del testo dello schema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o livello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Segnaposto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7/01/2022</text:date></text:span></text:p>
        </draw:text-box>
        <svg:title/>
        <svg:desc/>
      </draw:frame>
      <draw:frame draw:id="id61" presentation:style-name="a331" draw:name="Segnaposto piè di pa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egnaposto numero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sentazione standard di PowerPoint</dc:title>
    <meta:initial-creator>Domenico Putignano</meta:initial-creator>
    <dc:creator>Domenico Putignano</dc:creator>
    <meta:creation-date>2022-01-16T10:43:20Z</meta:creation-date>
    <dc:date>2022-01-16T23:23:53Z</dc:date>
    <meta:editing-cycles>7</meta:editing-cycles>
    <meta:editing-duration>PT5728S</meta:editing-duration>
    <meta:document-statistic meta:paragraph-count="73" meta:word-count="111"/>
  </office:meta>
</office:document-meta>
</file>